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ToCollectionConverter.matches( TypeDescriptor sourceType , TypeDescriptor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rayToCollectionConverter.ArrayToCollectionConverter( ConversionService conversio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Collection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ToCollectionConverter.convert( @ Nullable Object source , TypeDescriptor sourceType , TypeDescriptor targe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